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E000000C1E023159337496453.png" manifest:media-type="image/png"/>
  <manifest:file-entry manifest:full-path="Pictures/100000010000023A000000786803B0012C883365.png" manifest:media-type="image/png"/>
  <manifest:file-entry manifest:full-path="Pictures/1000000100000287000001117B073DF51CDBE857.png" manifest:media-type="image/png"/>
  <manifest:file-entry manifest:full-path="Pictures/100000010000023A000000786B69E0011EE0F8CD.png" manifest:media-type="image/png"/>
  <manifest:file-entry manifest:full-path="Pictures/100000010000026B000000CF91AF9D9BC28EB3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5" text:anchor-type="page" text:anchor-page-number="1" svg:x="2.672cm" svg:y="24.223cm" svg:width="16.378cm" svg:height="5.477cm" draw:z-index="4">
        <draw:image xlink:href="Pictures/100000010000026B000000CF91AF9D9BC28EB3E4.png" xlink:type="simple" xlink:show="embed" xlink:actuate="onLoad" draw:mime-type="image/png"/>
      </draw:frame>
      <draw:frame draw:style-name="fr1" draw:name="Image4" text:anchor-type="page" text:anchor-page-number="1" svg:x="1.931cm" svg:y="20.981cm" svg:width="15.081cm" svg:height="3.175cm" draw:z-index="3">
        <draw:image xlink:href="Pictures/100000010000023A000000786B69E0011EE0F8CD.png" xlink:type="simple" xlink:show="embed" xlink:actuate="onLoad" draw:mime-type="image/png"/>
      </draw:frame>
      <draw:frame draw:style-name="fr1" draw:name="Image2" text:anchor-type="page" text:anchor-page-number="1" svg:x="1.64cm" svg:y="13.811cm" svg:width="16.51cm" svg:height="6.966cm" draw:z-index="2">
        <draw:image xlink:href="Pictures/1000000100000287000001117B073DF51CDBE857.png" xlink:type="simple" xlink:show="embed" xlink:actuate="onLoad" draw:mime-type="image/png"/>
      </draw:frame>
      <draw:frame draw:style-name="fr1" draw:name="Image3" text:anchor-type="page" text:anchor-page-number="1" svg:x="1.958cm" svg:y="9.843cm" svg:width="15.081cm" svg:height="3.175cm" draw:z-index="1">
        <draw:image xlink:href="Pictures/100000010000023A000000786803B0012C883365.png" xlink:type="simple" xlink:show="embed" xlink:actuate="onLoad" draw:mime-type="image/png"/>
      </draw:frame>
      <draw:frame draw:style-name="fr2" draw:name="Image1" text:anchor-type="page" text:anchor-page-number="1" svg:x="0cm" svg:y="0cm" svg:width="15.187cm" svg:height="5.106cm" draw:z-index="0">
        <draw:image xlink:href="Pictures/100000010000023E000000C1E023159337496453.png" xlink:type="simple" xlink:show="embed" xlink:actuate="onLoad" draw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6:04:33.882431338</meta:creation-date>
    <dc:date>2025-02-12T16:06:16.035486616</dc:date>
    <meta:editing-duration>PT1M43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